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7.24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4714.0"/>
          <table:table-cell office:value-type="float" office:value="247034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2.68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8901.0"/>
          <table:table-cell office:value-type="float" office:value="214091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6.53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1318.0"/>
          <table:table-cell office:value-type="float" office:value="263446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5.39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77111.0"/>
          <table:table-cell office:value-type="float" office:value="316797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0.35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8959.0"/>
          <table:table-cell office:value-type="float" office:value="201756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8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37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98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442.0"/>
          <table:table-cell office:value-type="float" office:value="25452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163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649.0"/>
          <table:table-cell office:value-type="float" office:value="30729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33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57.0"/>
          <table:table-cell office:value-type="float" office:value="2655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